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29c1" officeooo:paragraph-rsid="00160cd8"/>
    </style:style>
    <style:style style:name="P2" style:family="paragraph" style:parent-style-name="Standard">
      <style:text-properties officeooo:rsid="000e29c1" officeooo:paragraph-rsid="000e29c1"/>
    </style:style>
    <style:style style:name="P3" style:family="paragraph" style:parent-style-name="Standard">
      <style:paragraph-properties fo:text-align="center" style:justify-single-word="false"/>
      <style:text-properties officeooo:paragraph-rsid="00160cd8"/>
    </style:style>
    <style:style style:name="P4" style:family="paragraph" style:parent-style-name="Text_20_body">
      <style:text-properties officeooo:rsid="000f0f9d" officeooo:paragraph-rsid="000f0f9d"/>
    </style:style>
    <style:style style:name="P5" style:family="paragraph" style:parent-style-name="Heading_20_2">
      <style:text-properties officeooo:rsid="000f0f9d" officeooo:paragraph-rsid="000f0f9d"/>
    </style:style>
    <style:style style:name="P6" style:family="paragraph" style:parent-style-name="Heading_20_2">
      <style:paragraph-properties fo:text-align="start" style:justify-single-word="false"/>
    </style:style>
    <style:style style:name="P7" style:family="paragraph" style:parent-style-name="Heading_20_1">
      <style:text-properties officeooo:rsid="0014e733"/>
    </style:style>
    <style:style style:name="P8" style:family="paragraph" style:parent-style-name="Text_20_body" style:list-style-name="L1">
      <style:text-properties officeooo:paragraph-rsid="00186071"/>
    </style:style>
    <style:style style:name="P9" style:family="paragraph" style:parent-style-name="Text_20_body" style:list-style-name="L1">
      <style:text-properties officeooo:rsid="0014e733" officeooo:paragraph-rsid="0014e733"/>
    </style:style>
    <style:style style:name="P10" style:family="paragraph" style:parent-style-name="Text_20_body">
      <style:text-properties officeooo:rsid="0014e733" officeooo:paragraph-rsid="0014e733"/>
    </style:style>
    <style:style style:name="P11" style:family="paragraph" style:parent-style-name="Text_20_body" style:list-style-name="L3">
      <style:text-properties officeooo:paragraph-rsid="0018ed5b"/>
    </style:style>
    <style:style style:name="P12" style:family="paragraph" style:parent-style-name="Text_20_body" style:list-style-name="L4">
      <style:text-properties officeooo:paragraph-rsid="0018ed5b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>
      <style:paragraph-properties fo:margin-left="-0.4925in" fo:margin-right="0in" fo:text-indent="0in" style:auto-text-indent="false"/>
      <style:text-properties officeooo:paragraph-rsid="0018ed5b"/>
    </style:style>
    <style:style style:name="P15" style:family="paragraph" style:parent-style-name="Text_20_body">
      <style:paragraph-properties fo:margin-left="-0.4925in" fo:margin-right="0in" fo:text-indent="0in" style:auto-text-indent="false"/>
      <style:text-properties officeooo:rsid="0014e733" officeooo:paragraph-rsid="0014e733"/>
    </style:style>
    <style:style style:name="P16" style:family="paragraph" style:parent-style-name="Text_20_body" style:list-style-name="L6">
      <style:paragraph-properties fo:margin-left="0in" fo:margin-right="0in" fo:text-indent="0in" style:auto-text-indent="false"/>
      <style:text-properties officeooo:paragraph-rsid="0018ed5b"/>
    </style:style>
    <style:style style:name="P17" style:family="paragraph" style:parent-style-name="Text_20_body" style:list-style-name="L6">
      <style:paragraph-properties fo:margin-left="1.4772in" fo:margin-right="0in" fo:text-indent="-0.25in" style:auto-text-indent="false"/>
      <style:text-properties officeooo:paragraph-rsid="0018ed5b"/>
    </style:style>
    <style:style style:name="P18" style:family="paragraph" style:parent-style-name="Standard">
      <style:paragraph-properties fo:text-align="end" style:justify-single-word="false"/>
      <style:text-properties officeooo:rsid="00143c91" officeooo:paragraph-rsid="00160cd8"/>
    </style:style>
    <style:style style:name="P19" style:family="paragraph" style:parent-style-name="Standard">
      <style:paragraph-properties fo:text-align="end" style:justify-single-word="false"/>
      <style:text-properties officeooo:rsid="0013208f" officeooo:paragraph-rsid="0014e733"/>
    </style:style>
    <style:style style:name="P20" style:family="paragraph" style:parent-style-name="Standard">
      <style:text-properties officeooo:rsid="0014e733" officeooo:paragraph-rsid="0014e733"/>
    </style:style>
    <style:style style:name="T1" style:family="text">
      <style:text-properties officeooo:rsid="00143c91"/>
    </style:style>
    <style:style style:name="T2" style:family="text">
      <style:text-properties officeooo:rsid="000e29c1"/>
    </style:style>
    <style:style style:name="T3" style:family="text">
      <style:text-properties officeooo:rsid="0013208f"/>
    </style:style>
    <style:style style:name="T4" style:family="text">
      <style:text-properties officeooo:rsid="0014381d"/>
    </style:style>
    <style:style style:name="T5" style:family="text">
      <style:text-properties officeooo:rsid="00186071"/>
    </style:style>
    <style:style style:name="T6" style:family="text">
      <style:text-properties officeooo:rsid="0018ed5b"/>
    </style:style>
    <style:style style:name="T7" style:family="text">
      <style:text-properties officeooo:rsid="0019be59"/>
    </style:style>
    <style:style style:name="T8" style:family="text">
      <style:text-properties officeooo:rsid="001b862c"/>
    </style:style>
    <style:style style:name="T9" style:family="text">
      <style:text-properties officeooo:rsid="001c2286"/>
    </style:style>
    <style:style style:name="T10" style:family="text">
      <style:text-properties officeooo:rsid="001e00f2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h text:style-name="Heading_20_1" text:outline-level="1"><text:span text:style-name="T4">Tarea – </text:span><text:span text:style-name="T1">1</text:span></text:h>
      <text:h text:style-name="P5" text:outline-level="2">Fecha de <text:span text:style-name="T10">limite de </text:span>entrega:</text:h>
      <text:p text:style-name="P4"><text:tab/><text:span text:style-name="T1">26 de Mayo</text:span> del 2011 <text:span text:style-name="T9">a las 6:00pm.</text:span></text:p>
      <text:h text:style-name="P7" text:outline-level="1">Familiarizarse con <text:span text:style-name="T5">git y </text:span>github.com</text:h>
      <text:list xml:id="list851020799" text:style-name="L1">
        <text:list-item>
          <text:p text:style-name="P9">Crear una cuenta en github.com</text:p>
        </text:list-item>
        <text:list-item>
          <text:p text:style-name="P8"><text:span text:style-name="T5">Hacer fork al repositorio de </text:span><text:a xlink:type="simple" xlink:href="https://github.com/huherto/artif-intel"><text:span text:style-name="T5">https://github.com/huherto/artif-intel</text:span></text:a></text:p>
        </text:list-item>
        <text:list-item>
          <text:p text:style-name="P8"><text:span text:style-name="T5">Instalar un cliente de git en su computadora de desarrollo. </text:span></text:p>
          <text:list>
            <text:list-item>
              <text:p text:style-name="P8"><text:span text:style-name="T5">En Windows pueden probar con TortoiseGit o con los clientes de eclipse. Escojan el que les funcione. Si tienen problemas pidan ayuda entre si.</text:span></text:p>
            </text:list-item>
          </text:list>
        </text:list-item>
        <text:list-item>
          <text:p text:style-name="P8"><text:span text:style-name="T5">Crear un directorio de trabajo usando el comando git clone.</text:span></text:p>
          <text:list>
            <text:list-item>
              <text:p text:style-name="P8"><text:span text:style-name="T5">Explorar los siguientes comandos de git:</text:span></text:p>
              <text:list>
                <text:list-item>
                  <text:p text:style-name="P8"><text:span text:style-name="T5">git add</text:span></text:p>
                </text:list-item>
                <text:list-item>
                  <text:p text:style-name="P8"><text:span text:style-name="T5">git status</text:span></text:p>
                </text:list-item>
                <text:list-item>
                  <text:p text:style-name="P8"><text:span text:style-name="T5">git commit -a -m “” </text:span></text:p>
                </text:list-item>
                <text:list-item>
                  <text:p text:style-name="P8"><text:span text:style-name="T5">git push</text:span></text:p>
                </text:list-item>
              </text:list>
            </text:list-item>
          </text:list>
        </text:list-item>
        <text:list-item>
          <text:p text:style-name="P8"><text:span text:style-name="T5">Familiarizarse con el código.</text:span></text:p>
          <text:list>
            <text:list-item>
              <text:p text:style-name="P8"><text:span text:style-name="T5">Compilar, ejecutar los TestCases.</text:span></text:p>
            </text:list-item>
            <text:list-item>
              <text:p text:style-name="P8"><text:span text:style-name="T5">Se recomienda usar eclipse. </text:span></text:p>
            </text:list-item>
          </text:list>
        </text:list-item>
      </text:list>
      <text:h text:style-name="P6" text:outline-level="2"><text:span text:style-name="T8">F</text:span><text:span text:style-name="T6">amiliarizarse con el generador de Crucigramas. </text:span></text:h>
      <text:p text:style-name="P13"><text:span text:style-name="T6"><text:tab/></text:span><text:span text:style-name="T9">Responder la siguientes preguntas pensando en el problema de mitad de curso:</text:span></text:p>
      <text:list xml:id="list2047389463" text:style-name="L3">
        <text:list-item>
          <text:p text:style-name="P11"><text:span text:style-name="T6">Que tipo de agente se debe de construir. Se pueden seleccionar varios y explicar brevemente por que si o por que no.</text:span></text:p>
        </text:list-item>
      </text:list>
      <text:list xml:id="list565389904" text:style-name="L4">
        <text:list-item>
          <text:p text:style-name="P12"><text:span text:style-name="T6">Reflejo</text:span></text:p>
        </text:list-item>
        <text:list-item>
          <text:p text:style-name="P12"><text:span text:style-name="T7">Basado en un modelo</text:span><text:span text:style-name="T6">.</text:span></text:p>
        </text:list-item>
        <text:list-item>
          <text:p text:style-name="P12"><text:span text:style-name="T7">Basado en alcanzar un meta</text:span><text:span text:style-name="T6">. (Goal based)</text:span></text:p>
        </text:list-item>
        <text:list-item>
          <text:p text:style-name="P12"><text:span text:style-name="T6">Enfocado </text:span><text:span text:style-name="T7">en</text:span><text:span text:style-name="T6"> buscar una utilidad. (Utility based)</text:span></text:p>
        </text:list-item>
        <text:list-item>
          <text:p text:style-name="P12"><text:soft-page-break/><text:span text:style-name="T6">Tiene la capacidad de aprender. (Learning based)</text:span></text:p>
        </text:list-item>
      </text:list>
      <text:list xml:id="list1217055286" text:continue-list="list2047389463" text:style-name="L3">
        <text:list-header>
          <text:p text:style-name="P11"><text:span text:style-name="T6"/></text:p>
        </text:list-header>
        <text:list-item>
          <text:p text:style-name="P11"><text:span text:style-name="T6">Cuales son los estados del problema:</text:span></text:p>
        </text:list-item>
        <text:list-item>
          <text:p text:style-name="P11"><text:span text:style-name="T6">Cuales son las acciones posibles de un estado a otro.</text:span></text:p>
        </text:list-item>
        <text:list-item>
          <text:p text:style-name="P11"><text:span text:style-name="T6">Como se puede evaluar si es un estado meta. (Goal test)</text:span></text:p>
        </text:list-item>
        <text:list-item>
          <text:p text:style-name="P11"><text:span text:style-name="T6">Como se puede evaluar el path cost.</text:span></text:p>
        </text:list-item>
        <text:list-item>
          <text:p text:style-name="P11"><text:span text:style-name="T6">Según su intuición preliminar que tipo de algoritmo </text:span><text:span text:style-name="T7">es el mas apropiado:</text:span></text:p>
        </text:list-item>
      </text:list>
      <text:list xml:id="list1148104850" text:style-name="L6">
        <text:list-item>
          <text:p text:style-name="P17"><text:span text:style-name="T6">Búsqueda ciega. Cual?</text:span></text:p>
        </text:list-item>
        <text:list-item>
          <text:p text:style-name="P17"><text:span text:style-name="T6">Búsqueda heuristica. Cual?</text:span></text:p>
        </text:list-item>
        <text:list-item>
          <text:p text:style-name="P17"><text:span text:style-name="T6">Otros. Genéticos, etc. </text:span><text:span text:style-name="T7">Cual?</text:span></text:p>
          <text:p text:style-name="P16"><text:span text:style-name="T6"/></text:p>
        </text:list-item>
      </text:list>
      <text:list xml:id="list1499151344" text:continue-list="list1217055286" text:style-name="L3">
        <text:list-header>
          <text:p text:style-name="P11"><text:span text:style-name="T6"/></text:p>
        </text:list-header>
      </text:list>
      <text:p text:style-name="P14"><text:span text:style-name="T6"><text:tab/><text:tab/></text:span></text:p>
      <text:p text:style-name="P14"><text:span text:style-name="T6"><text:tab/><text:tab/></text:span></text:p>
      <text:p text:style-name="P15"/>
      <text:p text:style-name="P10"/>
      <text:p text:style-name="P10"/>
      <text:p text:style-name="P20"/>
      <text:p text:style-name="P20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143c91" officeooo:paragraph-rsid="00160cd8"/>
    </style:style>
    <style:style style:name="MP2" style:family="paragraph" style:parent-style-name="Standard">
      <style:paragraph-properties fo:text-align="center" style:justify-single-word="false"/>
      <style:text-properties officeooo:rsid="000e29c1" officeooo:paragraph-rsid="00160cd8"/>
    </style:style>
    <style:style style:name="MP3" style:family="paragraph" style:parent-style-name="Standard">
      <style:paragraph-properties fo:text-align="center" style:justify-single-word="false"/>
      <style:text-properties officeooo:paragraph-rsid="00160cd8"/>
    </style:style>
    <style:style style:name="MT1" style:family="text">
      <style:text-properties officeooo:rsid="000e29c1"/>
    </style:style>
    <style:style style:name="MT2" style:family="text">
      <style:text-properties officeooo:rsid="0013208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12 de Mayo del 2011</text:p>
        <text:p text:style-name="MP2">Sistemas de Búsqueda y Razonamiento II</text:p>
        <text:p text:style-name="MP3"><text:span text:style-name="MT1">M.S. Humberto Hernandez </text:span><text:span text:style-name="MT2">Torres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mberto Hernandez</meta:initial-creator>
    <meta:creation-date>2011-05-06T11:06:56</meta:creation-date>
    <dc:date>2011-05-12T11:54:11</dc:date>
    <dc:creator>Humberto Hernandez</dc:creator>
    <meta:editing-duration>PT06H29M55S</meta:editing-duration>
    <meta:editing-cycles>10</meta:editing-cycles>
    <meta:generator>OpenOffice.org/3.2$Linux OpenOffice.org_project/320m19$Build-9505</meta:generator>
    <meta:document-statistic meta:table-count="0" meta:image-count="0" meta:object-count="0" meta:page-count="2" meta:paragraph-count="38" meta:word-count="269" meta:character-count="1492"/>
  </office:meta>
</office:document-meta>
</file>